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Verdana" svg:font-family="Verdana, arial, sans-serif"/>
    <style:font-face style:name="DejaVu LGC Sans" svg:font-family="'DejaVu LGC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1" svg:font-family="'DejaVu LGC Sans'" style:font-family-generic="system" style:font-pitch="variable"/>
  </office:font-face-decls>
  <office:automatic-styles>
    <style:style style:name="Таблица1" style:family="table">
      <style:table-properties style:width="7.3188in" table:align="left" fo:background-color="#d8e4f1">
        <style:background-image/>
      </style:table-properties>
    </style:style>
    <style:style style:name="Таблица1.A" style:family="table-column">
      <style:table-column-properties style:column-width="0.2528in"/>
    </style:style>
    <style:style style:name="Таблица1.B" style:family="table-column">
      <style:table-column-properties style:column-width="7.066in"/>
    </style:style>
    <style:style style:name="Таблица1.A1" style:family="table-cell">
      <style:table-cell-properties fo:padding="0.0194in" fo:border="none"/>
    </style:style>
    <style:style style:name="Таблица1.B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>
      <style:paragraph-properties fo:padding="0in" fo:border="none"/>
      <style:text-properties fo:font-weight="bold"/>
    </style:style>
    <style:style style:name="P8" style:family="paragraph" style:parent-style-name="Heading_20_1" style:master-page-name="HTML">
      <style:paragraph-properties style:page-number="auto"/>
    </style:style>
    <style:style style:name="P9" style:family="paragraph" style:parent-style-name="Table_20_Contents" style:list-style-name="L2"/>
    <style:style style:name="P10" style:family="paragraph" style:parent-style-name="Table_20_Contents">
      <style:paragraph-properties fo:margin-top="0in" fo:margin-bottom="0.1965in"/>
    </style:style>
    <style:style style:name="P11" style:family="paragraph" style:parent-style-name="Table_20_Contents" style:list-style-name="L2">
      <style:paragraph-properties fo:margin-top="0in" fo:margin-bottom="0.1965in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middle" style:vertical-rel="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 text:is-list-header="true"><office:annotation>
     <dc:date>2009-01-15T17:25:49</dc:date>
     <text:p>MS Word on Windows doesn't realise the encoding is UTF-8 unless this meta tag is present</text:p>
    </office:annotation>Maven Kung-Foo</text:h>
      <text:h text:style-name="Heading_20_1" text:outline-level="1" text:is-list-header="true"><text:bookmark text:name="MavenKung-Foo-%D0%9E%D0%B3%D0%BB%D0%B0%D0%B2%D0%BB%D0%B5%D0%BD%D0%B8%D0%B5"/>Оглавление</text:h>
      <text:list xml:id="list916849418" text:style-name="L1">
        <text:list-item>
          <text:p text:style-name="P5"><text:a xlink:type="simple" xlink:href="#MavenKung-Foo-%D0%9E%D0%B3%D0%BB%D0%B0%D0%B2%D0%BB%D0%B5%D0%BD%D0%B8%D0%B5">Оглавление</text:a> </text:p>
        </text:list-item>
        <text:list-item>
          <text:p text:style-name="P5"><text:a xlink:type="simple" xlink:href="#MavenKung-Foo-%D0%9E%D0%B1%D1%8D%D1%82%D0%BE%D0%BC%D0%B4%D0%BE%D0%BA%D1%83%D0%BC%D0%B5%D0%BD%D1%82%D0%B5">Об этом документе</text:a> </text:p>
        </text:list-item>
        <text:list-item>
          <text:p text:style-name="P5"><text:a xlink:type="simple" xlink:href="#MavenKung-Foo-%D0%A4%D0%B8%D0%BB%D1%8C%D1%82%D1%80%D0%B0%D1%86%D0%B8%D1%8F%D1%80%D0%B5%D1%81%D1%83%D1%80%D1%81%D0%BE%D0%B2%28%D1%81%D0%B1%D0%BE%D1%80%D0%BA%D0%B0%D0%B4%D0%BB%D1%8F%D1%80%D0%B0%D0%B7%D0%BD%D1%8B%D1%85%D0%B7%D0%B0%D0%BA%D0%B0%D0%B7%D1%87%D0%B8%D0%BA%D0%BE%D0%B2%29">Фильтрация ресурсов (сборка для разных заказчиков)</text:a> </text:p>
          <text:list>
            <text:list-item>
              <text:p text:style-name="P5"><text:a xlink:type="simple" xlink:href="#MavenKung-Foo-%D0%9A%D0%B0%D0%BA%D0%B8%D0%B3%D0%B4%D0%B5%D0%BC%D0%BE%D0%B6%D0%BD%D0%BE%D0%BE%D0%BF%D1%80%D0%B5%D0%B4%D0%B5%D0%BB%D1%8F%D1%82%D1%8C%D0%B7%D0%BD%D0%B0%D1%87%D0%B5%D0%BD%D0%B8%D1%8Fproperties%3F">Как и где можно определять значения properties?</text:a> </text:p>
            </text:list-item>
            <text:list-item>
              <text:p text:style-name="P5"><text:a xlink:type="simple" xlink:href="#MavenKung-Foo-%D0%A1%D0%B1%D0%BE%D1%80%D0%BA%D0%B0">Сборка</text:a> </text:p>
            </text:list-item>
          </text:list>
        </text:list-item>
        <text:list-item>
          <text:p text:style-name="P5"><text:a xlink:type="simple" xlink:href="#MavenKung-Foo-%D0%9D%D0%B0%D0%B1%D0%BE%D1%80%D1%8B%D1%80%D0%B5%D1%81%D1%83%D1%80%D1%81%D0%BE%D0%B2%2C%D1%81%D0%BF%D0%B5%D1%86%D0%B8%D1%84%D0%B8%D1%87%D0%BD%D1%8B%D0%B5%D0%B4%D0%BB%D1%8F%D1%80%D0%B0%D0%B7%D0%BB%D0%B8%D1%87%D0%BD%D1%8B%D1%85%D0%B7%D0%B0%D0%BA%D0%B0%D0%B7%D1%87%D0%B8%D0%BA%D0%BE%D0%B2">Наборы ресурсов, специфичные для различных заказчиков</text:a> </text:p>
        </text:list-item>
        <text:list-item>
          <text:p text:style-name="P3"><text:a xlink:type="simple" xlink:href="#MavenKung-Foo-%D0%94%D0%BE%D0%BF%D0%BE%D0%BB%D0%BD%D0%B8%D1%82%D0%B5%D0%BB%D1%8C%D0%BD%D1%8B%D0%B5%D0%B8%D1%81%D1%82%D0%BE%D1%87%D0%BD%D0%B8%D0%BA%D0%B8%D0%BC%D1%83%D0%B4%D1%80%D0%BE%D1%81%D1%82%D0%B8">Дополнительные источники мудрости</text:a> </text:p>
        </text:list-item>
      </text:list>
      <text:h text:style-name="Heading_20_1" text:outline-level="1" text:is-list-header="true"><text:bookmark text:name="MavenKung-Foo-%D0%9E%D0%B1%D1%8D%D1%82%D0%BE%D0%BC%D0%B4%D0%BE%D0%BA%D1%83%D0%BC%D0%B5%D0%BD%D1%82%D0%B5"/>Об этом документе</text:h>
      <text:p text:style-name="Text_20_body">Здесь будут концентрироваться различные приёмы работы с build-системой Maven, знание о которых было извлечено из внешних источников. Под внутренними источниками в данном случае подразумевается генетический код опытных разработчиков <draw:frame draw:style-name="fr1" draw:name="Графический объект1" text:anchor-type="as-char" svg:width="0.2083in" svg:height="0.2083in" draw:z-index="0"><draw:image xlink:href="https://portal.mss-holding.ru/confluence/images/icons/emoticons/smile.gif" xlink:type="simple" xlink:show="embed" xlink:actuate="onLoad"/>
    </draw:frame></text:p>
      <text:h text:style-name="Heading_20_1" text:outline-level="1" text:is-list-header="true"><text:bookmark text:name="MavenKung-Foo-%D0%A4%D0%B8%D0%BB%D1%8C%D1%82%D1%80%D0%B0%D1%86%D0%B8%D1%8F%D1%80%D0%B5%D1%81%D1%83%D1%80%D1%81%D0%BE%D0%B2%28%D1%81%D0%B1%D0%BE%D1%80%D0%BA%D0%B0%D0%B4%D0%BB%D1%8F%D1%80%D0%B0%D0%B7%D0%BD%D1%8B%D1%85%D0%B7%D0%B0%D0%BA%D0%B0%D0%B7%D1%87%D0%B8%D0%BA%D0%BE%D0%B2%29"/>Фильтрация ресурсов (сборка для разных заказчиков)</text:h>
      <text:p text:style-name="Text_20_body">Задача стоит следующим образом. Система, собираемая различным заказчикам отличается от версии для разработчиков константными выражениями, такими, как содержимое файлов локализации, номера контактных телефонов службы поддержки и прочим. Требуется хранить в системе управления версиями эти варианты и использовать при сборке один из вариантов, который указывается при сборке.</text:p>
      <text:p text:style-name="Text_20_body">Maven предлагает properties следующее решение для данной задачи. Properties представляют собой заменители реальных выражений, вычисляемые и подставляемые в файлы исходного кода во время процесса сборки.</text:p>
      <text:h text:style-name="Heading_20_2" text:outline-level="2" text:is-list-header="true"><text:bookmark text:name="MavenKung-Foo-%D0%9A%D0%B0%D0%BA%D0%B8%D0%B3%D0%B4%D0%B5%D0%BC%D0%BE%D0%B6%D0%BD%D0%BE%D0%BE%D0%BF%D1%80%D0%B5%D0%B4%D0%B5%D0%BB%D1%8F%D1%82%D1%8C%D0%B7%D0%BD%D0%B0%D1%87%D0%B5%D0%BD%D0%B8%D1%8Fproperties%3F"/>Как и где можно определять значения properties?</text:h>
      <text:p text:style-name="Text_20_body">Мануал по Maven говорит нам следующее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1" draw:name="Графический объект2" text:anchor-type="as-char" svg:width="0.1665in" svg:height="0.1665in" draw:z-index="1"><draw:image xlink:href="https://portal.mss-holding.ru/confluence/images/icons/emoticons/information.gif" xlink:type="simple" xlink:show="embed" xlink:actuate="onLoad"/>
       </draw:frame></text:p>
          </table:table-cell>
          <table:table-cell table:style-name="Таблица1.B1" office:value-type="string">
            <text:p text:style-name="P10">Properties are the last required piece in understanding POM basics. Maven properties are value placeholder, like properties in Ant. Their values are accessible anywhere within a POM by using the notation ${X}, where X is the property. They come in five different styles: </text:p>
            <text:list xml:id="list2099462955" text:style-name="L2">
              <text:list-item>
                <text:p text:style-name="P9">env.X: Prefixing a variable with "env." will return the shell's environment variable. For example, ${env.PATH} contains the $path environment variable (%PATH% in Windows). </text:p>
              </text:list-item>
              <text:list-item>
                <text:p text:style-name="P9">project.x: A dot (.) notated path in the POM will contain the corresponding element's value. For example: &lt;project&gt;&lt;version&gt;1.0&lt;/version&gt;&lt;/project&gt; is <text:soft-page-break/>accessible via ${project.version}. </text:p>
              </text:list-item>
              <text:list-item>
                <text:p text:style-name="P9">settings.x: A dot (.) notated path in the settings.xml will contain the corresponding element's value. For example: &lt;settings&gt;&lt;offline&gt;false&lt;/offline&gt;&lt;/settings&gt; is accessible via ${settings.offline}. </text:p>
              </text:list-item>
              <text:list-item>
                <text:p text:style-name="P9">Java System Properties: All properties accessible via java.lang.System.getProperties() are available as POM properties, such as ${java.home}. </text:p>
              </text:list-item>
              <text:list-item>
                <text:p text:style-name="P11">x: Set within a &lt;properties /&gt; element. The value may be used as ${someVar}. </text:p>
              </text:list-item>
            </text:list>
          </table:table-cell>
        </table:table-row>
      </table:table>
      <text:p text:style-name="Text_20_body">Из чего следует, что properties вещь очень мощная. Пример использования ниже:</text:p>
      <text:p text:style-name="Text_20_body">Определяем фильтр по-умолчанию для всей системы:</text:p>
      <text:p text:style-name="P7">integration-platform/pom.xml</text:p>
      <text:p text:style-name="P2">...</text:p>
      <text:p text:style-name="P2"><text:s text:c="2"/>&lt;/build&gt;</text:p>
      <text:p text:style-name="P2"><text:s text:c="2"/>&lt;properties&gt;</text:p>
      <text:p text:style-name="P2"><text:s text:c="5"/>&lt;resourceFilter&gt;dev&lt;/resourceFilter&gt;</text:p>
      <text:p text:style-name="P2"><text:s text:c="2"/>&lt;/properties&gt;</text:p>
      <text:p text:style-name="P1">&lt;/project&gt;</text:p>
      <text:p text:style-name="Text_20_body">Включаем фильтрацию в проекте подсистемы "mega-subsystem":</text:p>
      <text:p text:style-name="P7">integration-platform/mega-subsystem/pom.xml</text:p>
      <text:p text:style-name="P2">...</text:p>
      <text:p text:style-name="P2"><text:s text:c="2"/>&lt;build&gt;</text:p>
      <text:p text:style-name="P2"><text:s text:c="4"/>&lt;filters&gt;</text:p>
      <text:p text:style-name="P2"><text:s text:c="7"/>&lt;filter&gt;src/main/filters/${resourceFilter}.properties&lt;/filter&gt;</text:p>
      <text:p text:style-name="P2"><text:s text:c="4"/>&lt;/filters&gt;</text:p>
      <text:p text:style-name="P2"><text:s text:c="4"/>&lt;resources&gt;</text:p>
      <text:p text:style-name="P2"><text:s text:c="7"/>&lt;resource&gt;</text:p>
      <text:p text:style-name="P2"><text:s text:c="10"/>&lt;!-- Указывает на директорию, где будут подставляться значения properties --&gt;</text:p>
      <text:p text:style-name="P2"><text:s text:c="10"/>&lt;directory&gt;src/main/resources&lt;/directory&gt; </text:p>
      <text:p text:style-name="P2"><text:s text:c="10"/>&lt;!-- Разрешает подстановку properties --&gt;</text:p>
      <text:p text:style-name="P2"><text:s text:c="10"/>&lt;filtering&gt;true&lt;/filtering&gt;</text:p>
      <text:p text:style-name="P2"><text:s text:c="7"/>&lt;/resource&gt;</text:p>
      <text:p text:style-name="P2"><text:s text:c="4"/>&lt;/resources&gt;</text:p>
      <text:p text:style-name="P2">...</text:p>
      <text:p text:style-name="P2"><text:s text:c="3"/>&lt;/build&gt;</text:p>
      <text:p text:style-name="P1">...</text:p>
      <text:p text:style-name="Text_20_body">Определяем профиль "custom" значений properties:</text:p>
      <text:p text:style-name="P7">integration-platform/mega-subsystem/src/main/filters/custom.properties</text:p>
      <text:p text:style-name="P1">propertyName=propertyValue</text:p>
      <text:p text:style-name="Text_20_body">Определяем профиль "dev" (будет использован по-умолчанию) значений properties: </text:p>
      <text:p text:style-name="P7">integration-platform/mega-subsystem/src/main/filters/dev.properties</text:p>
      <text:p text:style-name="P1">propertyName=developers doesn't need stupid properties</text:p>
      <text:h text:style-name="Heading_20_2" text:outline-level="2" text:is-list-header="true"><text:bookmark text:name="MavenKung-Foo-%D0%A1%D0%B1%D0%BE%D1%80%D0%BA%D0%B0"/>Сборка</text:h>
      <text:p text:style-name="P1">mvn clean package</text:p>
      <text:p text:style-name="Text_20_body"><text:soft-page-break/>И во всех файлах сборки, которые получаются из <text:span text:style-name="T1">integration-platform/mega-subsystem/src/main/resources/*</text:span> выражение ${propertyName} будет заменено на "developers doesn't need stupid properties".</text:p>
      <text:p text:style-name="Text_20_body">Вариант сборки "custom":</text:p>
      <text:p text:style-name="P1">mvn -DresourceFilter=custom clean package</text:p>
      <text:p text:style-name="Text_20_body">И во всех файлах сборки, которые получаются из <text:span text:style-name="T1">integration-platform/mega-subsystem/src/main/resources/*</text:span> выражение ${propertyName} будет заменено на "propertyValue".</text:p>
      <text:p text:style-name="Text_20_body">Название профиля значений properties можно произвести в файле settings.xml:</text:p>
      <text:p text:style-name="P7">%HOME%/.m2/settings.xml</text:p>
      <text:p text:style-name="P2">...</text:p>
      <text:p text:style-name="P2"><text:s/>&lt;profile&gt;</text:p>
      <text:p text:style-name="P2"><text:s text:c="6"/>&lt;id&gt;property-overrides&lt;/id&gt;</text:p>
      <text:p text:style-name="P2"><text:s text:c="6"/>&lt;properties&gt;</text:p>
      <text:p text:style-name="P2"><text:s text:c="9"/>...</text:p>
      <text:p text:style-name="P2"><text:s text:c="9"/>&lt;resourceFilter&gt;custom&lt;/resourceFilter&gt;</text:p>
      <text:p text:style-name="P2"><text:s text:c="6"/>&lt;/properties&gt;</text:p>
      <text:p text:style-name="P1">...</text:p>
      <text:p text:style-name="Text_20_body">Имейте ввиду, что приоритет при разрешении значений переменной resourceFilter следующий:</text:p>
      <text:list xml:id="list316809812" text:style-name="L3">
        <text:list-item>
          <text:p text:style-name="P6">То, что указано в командной строке </text:p>
        </text:list-item>
        <text:list-item>
          <text:p text:style-name="P6">То, что указано в settings.xml </text:p>
        </text:list-item>
        <text:list-item>
          <text:p text:style-name="P4">То, что записано в pom.xml </text:p>
        </text:list-item>
      </text:list>
      <text:h text:style-name="Heading_20_1" text:outline-level="1" text:is-list-header="true"><text:bookmark text:name="MavenKung-Foo-%D0%9D%D0%B0%D0%B1%D0%BE%D1%80%D1%8B%D1%80%D0%B5%D1%81%D1%83%D1%80%D1%81%D0%BE%D0%B2%2C%D1%81%D0%BF%D0%B5%D1%86%D0%B8%D1%84%D0%B8%D1%87%D0%BD%D1%8B%D0%B5%D0%B4%D0%BB%D1%8F%D1%80%D0%B0%D0%B7%D0%BB%D0%B8%D1%87%D0%BD%D1%8B%D1%85%D0%B7%D0%B0%D0%BA%D0%B0%D0%B7%D1%87%D0%B8%D0%BA%D0%BE%D0%B2"/>Наборы ресурсов, специфичные для различных заказчиков</text:h>
      <text:p text:style-name="Text_20_body">Заменять строковые значения в ресурсах – это хорошо, но иногда требуется замена файлов целиком. Ну, например, это могут быть изображения логотипов заказчика. В Maven имеются в наличии т.н. "профили сборки" (profiles), они чрезвычайно мощные, даже слишком для простых целей. Обратим внимание на следующий трюк:</text:p>
      <text:p text:style-name="P7">pom.xml</text:p>
      <text:p text:style-name="P2">...</text:p>
      <text:p text:style-name="P2">&lt;build&gt;</text:p>
      <text:p text:style-name="P2"><text:s text:c="3"/>&lt;filters&gt;</text:p>
      <text:p text:style-name="P2"><text:s text:c="6"/>&lt;filter&gt;src/main/assembly/${resourceFilter}/filter.properties&lt;/filter&gt;</text:p>
      <text:p text:style-name="P2"><text:s text:c="3"/>&lt;/filters&gt;</text:p>
      <text:p text:style-name="P2"><text:s text:c="3"/>&lt;resources&gt;</text:p>
      <text:p text:style-name="P2"><text:s text:c="6"/>&lt;resource&gt;</text:p>
      <text:p text:style-name="P2"><text:s text:c="9"/>&lt;directory&gt;src/main/resources&lt;/directory&gt;.</text:p>
      <text:p text:style-name="P2"><text:s text:c="9"/>&lt;filtering&gt;true&lt;/filtering&gt;</text:p>
      <text:p text:style-name="P2"><text:s text:c="9"/>&lt;excludes&gt;</text:p>
      <text:p text:style-name="P2"><text:s text:c="12"/>&lt;exclude&gt;loginPage.ftl&lt;/exclude&gt;</text:p>
      <text:p text:style-name="P2"><text:s text:c="12"/>&lt;exclude&gt;logoutPage.ftl&lt;/exclude&gt;</text:p>
      <text:p text:style-name="P2"><text:s text:c="9"/>&lt;/excludes&gt;</text:p>
      <text:p text:style-name="P2"><text:s text:c="6"/>&lt;/resource&gt;</text:p>
      <text:p text:style-name="P2"><text:s text:c="6"/>&lt;resource&gt;</text:p>
      <text:p text:style-name="P2"><text:s text:c="9"/>&lt;directory&gt;src/main/assembly/${resourceFilter}/resources&lt;/directory&gt;.</text:p>
      <text:p text:style-name="P2"><text:s text:c="9"/>&lt;filtering&gt;false&lt;/filtering&gt;</text:p>
      <text:p text:style-name="P2"><text:soft-page-break/><text:s text:c="6"/>&lt;/resource&gt;</text:p>
      <text:p text:style-name="P2"><text:s text:c="3"/>&lt;/resources&gt;</text:p>
      <text:p text:style-name="P2">&lt;/build&gt; </text:p>
      <text:p text:style-name="P1">...</text:p>
      <text:p text:style-name="Text_20_body">Каков эффект? Путь к файлу фильтра зависит от значения переменной resourceFilter, в проекте определены два расположения файлов ресурсов. Это расположение по-умолчанию (src/main/resources) и расположение, зависящее от resourceFilter. Заметим, что для сборки по-умолчанию, директория src/main/assembly/dev/resources <text:span text:style-name="T1">НЕ</text:span> должна быть пустой. Если в директории <text:span text:style-name="T1">src/main/assembly/${resourceFilter}/resources</text:span> имеются файлы, названия которых идентичны файлам из <text:span text:style-name="T1">src/main/resources</text:span>, то они будут затирать файлы из <text:span text:style-name="T1">src/main/resources</text:span>. Для этого их нужно исключить из <text:span text:style-name="T1">src/main/resources</text:span>, с помощью директивы <text:span text:style-name="T1">excludes</text:span>. Альтернативный вариант – принять правило, что файлы по-умолчанию хранятся в <text:span text:style-name="T1">src/main/assembly/dev/resources</text:span>.</text:p>
      <text:h text:style-name="Heading_20_1" text:outline-level="1" text:is-list-header="true"><text:bookmark text:name="MavenKung-Foo-%D0%94%D0%BE%D0%BF%D0%BE%D0%BB%D0%BD%D0%B8%D1%82%D0%B5%D0%BB%D1%8C%D0%BD%D1%8B%D0%B5%D0%B8%D1%81%D1%82%D0%BE%D1%87%D0%BD%D0%B8%D0%BA%D0%B8%D0%BC%D1%83%D0%B4%D1%80%D0%BE%D1%81%D1%82%D0%B8"/>Дополнительные источники мудрости</text:h>
      <text:p text:style-name="Text_20_body">Ссылочки, которые следует почитать в первую очередь: <text:a xlink:type="simple" xlink:href="http://maven.apache.org/guides/getting-started/">Getting Started on Maven</text:a> <text:a xlink:type="simple" xlink:href="http://maven.apache.org/guides/introduction/introduction-to-profiles.html">Introduction to profi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Verdana" svg:font-family="Verdana, arial, sans-serif"/>
    <style:font-face style:name="DejaVu LGC Sans" svg:font-family="'DejaVu LGC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LGC Sans1" style:font-size-asian="12pt" style:language-asian="zxx" style:country-asian="none" style:font-name-complex="DejaVu LGC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Verdana" style:font-name-asian="Verdana" style:font-name-complex="Verdan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 style:font-name-asian="Verdana" style:font-name-complex="Verdana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Liberation Serif" fo:font-size="24pt" fo:font-weight="bold" style:font-name-asian="DejaVu LGC Sans1" style:font-size-asian="24pt" style:font-weight-asian="bold" style:font-name-complex="DejaVu LGC Sans1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Liberation Serif" fo:font-size="18pt" fo:font-weight="bold" style:font-name-asian="DejaVu LGC Sans1" style:font-size-asian="18pt" style:font-weight-asian="bold" style:font-name-complex="DejaVu LGC Sans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" style:font-name-asian="Verdana" style:font-name-complex="Verdan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aven Kung-Foo</dc:title>
    <meta:document-statistic meta:table-count="1" meta:image-count="2" meta:object-count="0" meta:page-count="4" meta:paragraph-count="103" meta:word-count="646" meta:character-count="6025"/>
    <meta:generator>OpenOffice.org/3.0$Linux OpenOffice.org_project/300m9$Build-9358</meta:generator>
  </office:meta>
</office:document-meta>
</file>